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imes New Roman" fo:font-size="12pt" officeooo:rsid="00e1b024" officeooo:paragraph-rsid="00e1b024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c01b91" style:font-name-asian="Times New Roman1" style:font-size-asian="12pt" style:font-name-complex="Times New Roman1" style:font-size-complex="12pt" loext:padding="0in" loext:border="none"/>
    </style:style>
    <style:style style:name="P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5779ba" style:font-name-asian="Times New Roman1" style:font-size-asian="12pt" style:font-name-complex="Times New Roman1" style:font-size-complex="12pt" loext:padding="0in" loext:border="none"/>
    </style:style>
    <style:style style:name="P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c01b91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3in" fo:margin-right="0in" fo:text-align="end" style:justify-single-word="false" fo:text-indent="0in" style:auto-text-indent="false"/>
      <style:text-properties style:use-window-font-color="true" style:font-name="Times New Roman" fo:font-size="12pt" officeooo:rsid="00e34caa" officeooo:paragraph-rsid="00e34caa" style:font-size-asian="12pt" style:font-name-complex="Times New Roman1"/>
    </style:style>
    <style:style style:name="P10" style:family="paragraph" style:parent-style-name="Standard">
      <style:paragraph-properties fo:margin-left="3.5in" fo:margin-right="0in" fo:text-align="end" style:justify-single-word="false" fo:text-indent="0in" style:auto-text-indent="false"/>
      <style:text-properties style:use-window-font-color="true" style:font-name="Times New Roman" fo:font-size="12pt" officeooo:rsid="00dd7040" officeooo:paragraph-rsid="00d8b90d" style:font-size-asian="12pt" style:font-name-complex="Times New Roman1"/>
    </style:style>
    <style:style style:name="P11" style:family="paragraph" style:parent-style-name="Standard" style:master-page-name="">
      <loext:graphic-properties draw:fill="none"/>
      <style:paragraph-properties fo:margin-left="0in" fo:margin-right="3.25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use-window-font-color="true" style:font-name="Times New Roman" fo:font-size="12pt" officeooo:rsid="00e1b024" officeooo:paragraph-rsid="00e1b024" style:font-size-asian="12pt" style:font-name-complex="Times New Roman1"/>
    </style:style>
    <style:style style:name="P12" style:family="paragraph" style:parent-style-name="Standard" style:master-page-name="Standard">
      <style:paragraph-properties fo:margin-left="3.5in" fo:margin-right="0in" fo:text-align="end" style:justify-single-word="false" fo:text-indent="0in" style:auto-text-indent="false" style:page-number="auto"/>
      <style:text-properties style:use-window-font-color="true" style:font-name="Times New Roman" fo:font-size="12pt" style:font-size-asian="12pt" style:font-name-complex="Times New Roman1"/>
    </style:style>
    <style:style style:name="P1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5779ba" style:font-name-asian="Times New Roman1" style:font-size-asian="12pt" style:font-name-complex="Times New Roman1" style:font-size-complex="12pt" loext:padding="0in" loext:border="none"/>
    </style:style>
    <style:style style:name="P1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officeooo:paragraph-rsid="005779ba"/>
    </style:style>
    <style:style style:name="T1" style:family="text">
      <style:text-properties fo:language="es" fo:country="ES" fo:font-weight="bold" officeooo:rsid="00d06727" style:font-weight-asian="bold"/>
    </style:style>
    <style:style style:name="T2" style:family="text">
      <style:text-properties fo:language="es" fo:country="ES" fo:font-weight="normal" officeooo:rsid="00d06727" style:font-weight-asian="normal" style:font-size-complex="12pt" style:font-weight-complex="normal"/>
    </style:style>
    <style:style style:name="T3" style:family="text">
      <style:text-properties officeooo:rsid="00d17b23"/>
    </style:style>
    <style:style style:name="T4" style:family="text">
      <style:text-properties officeooo:rsid="00d2203d"/>
    </style:style>
    <style:style style:name="T5" style:family="text">
      <style:text-properties officeooo:rsid="00d2de80"/>
    </style:style>
    <style:style style:name="T6" style:family="text">
      <style:text-properties officeooo:rsid="00d39f1b"/>
    </style:style>
    <style:style style:name="T7" style:family="text">
      <style:text-properties officeooo:rsid="00d49acb"/>
    </style:style>
    <style:style style:name="T8" style:family="text">
      <style:text-properties officeooo:rsid="00d4f5fd"/>
    </style:style>
    <style:style style:name="T9" style:family="text">
      <style:text-properties officeooo:rsid="00db9feb"/>
    </style:style>
    <style:style style:name="T10" style:family="text">
      <style:text-properties officeooo:rsid="00def328"/>
    </style:style>
    <style:style style:name="T11" style:family="text">
      <style:text-properties officeooo:rsid="00df3fdf"/>
    </style:style>
    <style:style style:name="T12" style:family="text">
      <style:text-properties style:text-underline-style="solid" style:text-underline-width="auto" style:text-underline-color="font-color" officeooo:rsid="00dff6ab"/>
    </style:style>
    <style:style style:name="T13" style:family="text"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T14" style:family="text">
      <style:text-properties style:use-window-font-color="true" style:font-name="Times New Roman" fo:font-size="12pt" fo:language="es" fo:country="ES" officeooo:rsid="00e72dea" style:font-name-asian="Times New Roman1" style:font-size-asian="12pt" style:font-name-complex="Times New Roman1" style:font-size-complex="12pt" loext:padding="0in" loext:border="none"/>
    </style:style>
    <style:style style:name="T15" style:family="text">
      <style:text-properties officeooo:rsid="00e72d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d-unid-1</text:p>
      <text:p text:style-name="P10">id-unid-2</text:p>
      <text:p text:style-name="P9"/>
      <text:p text:style-name="P3">id-unidnew-2</text:p>
      <text:p text:style-name="P3">id-unid-3 <text:span text:style-name="T10">id-unid-4</text:span></text:p>
      <text:p text:style-name="P11">id-unid-5</text:p>
      <text:p text:style-name="P4"/>
      <text:p text:style-name="P2">En <text:span text:style-name="T3">id-unid-6</text:span>, a <text:s/><text:span text:style-name="T3">id-unid-7</text:span></text:p>
      <text:p text:style-name="P5"/>
      <text:p text:style-name="P1"><text:span text:style-name="T1"><text:tab/>Asunto: </text:span><text:span text:style-name="T2">Requerimiento de pago</text:span></text:p>
      <text:p text:style-name="P7"/>
      <text:p text:style-name="P7">id-unidnew-1 <text:span text:style-name="T11">id-unidnew-2</text:span><text:span text:style-name="T9">:</text:span></text:p>
      <text:p text:style-name="P7"/>
      <text:p text:style-name="P7">Mediante la presente, me pongo en contacto con usted a los efectos de comunicarle que a fecha de hoy adeuda las cantidades debidas en concepto de: <text:span text:style-name="T4">id-unid-8</text:span></text:p>
      <text:p text:style-name="P7"/>
      <text:p text:style-name="P7">Dado que ha sido imposible <text:s/>ponerme en contacto con usted, es por ello que mediante el presente escrito se le reclama la cantidad de <text:span text:style-name="T6">iddec9-precioAletras</text:span> (<text:span text:style-name="T5">id-dec-9</text:span> €). Esta deuda debería haberse abonado el pasado <text:span text:style-name="T7">id-dec-10</text:span>, por lo cual utilizo este medio para reclamarle que abone la totalidad de la mencionada deuda, mediante <text:span text:style-name="T8">id-dec-11</text:span>, a más tardar en el plazo de <text:s/>id-dec-12 días contados a partir de la recepción de esta comunicación.</text:p>
      <text:p text:style-name="P7"/>
      <text:p text:style-name="P14"><text:span text:style-name="T13">Le advertimos </text:span><text:span text:style-name="T14">que a día de hoy</text:span><text:span text:style-name="T13"> usted se encuentra en situación de morosidad desde la recepción de este documento, por lo que desde este momento comienzan a devengarse los intereses de demora convenidos, de acuerdo a lo previsto en el artículo 1108 del Código Civil id-dec-13.</text:span></text:p>
      <text:p text:style-name="P7"/>
      <text:p text:style-name="P7">Si transcurrido dicho plazo no abona las cantidades adeudadas me reservo expresamente el ejercicio de las acciones judiciales que me correspondan, así como a reclamarle las cantidades generadas, el resarcimiento de daños y perjuicios, los intereses de demora, además de las costas ocasionadas por el procedimiento judicial que tenga lugar</text:p>
      <text:p text:style-name="P7"/>
      <text:p text:style-name="P7"/>
      <text:p text:style-name="P7">Sin otro particular, y a la espera de una respuesta por su parte en aras de resolver este contencioso por la vía amistosa sin acudir a otras vías, reciba un cordial saludo.</text:p>
      <text:p text:style-name="P8"><text:bookmark text:name="_GoBack"/><text:line-break/><text:line-break/><text:line-break/>........................................... <text:s text:c="55"/></text:p>
      <text:p text:style-name="P6"><text:span text:style-name="T12">id-unid-1</text:span> <text:s text:c="7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163</meta:editing-cycles>
    <meta:creation-date>2019-11-25T09:28:00</meta:creation-date>
    <dc:date>2020-08-16T15:34:49.067420115</dc:date>
    <meta:editing-duration>P3DT7H27M</meta:editing-duration>
    <meta:generator>LibreOffice/6.4.3.2$MacOSX_X86_64 LibreOffice_project/747b5d0ebf89f41c860ec2a39efd7cb15b54f2d8</meta:generator>
    <meta:document-statistic meta:table-count="0" meta:image-count="0" meta:object-count="0" meta:page-count="1" meta:paragraph-count="15" meta:word-count="245" meta:character-count="1700" meta:non-whitespace-character-count="13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